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334" officeooo:paragraph-rsid="001e3334"/>
    </style:style>
    <style:style style:name="P2" style:family="paragraph" style:parent-style-name="Standard">
      <style:text-properties fo:font-weight="bold" officeooo:rsid="001e3334" officeooo:paragraph-rsid="001e333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Assignement 2 <text:s/></text:p>
      <text:p text:style-name="P1"/>
      <text:p text:style-name="P1">1) Which field of the Customers table is the</text:p>
      <text:p text:style-name="P1">primary key?</text:p>
      <text:p text:style-name="P1"/>
      <text:p text:style-name="P1">Ans)- As it has to be unique value field, in order to act as a key, it will be S</text:p>
      <text:p text:style-name="P1">num field. </text:p>
      <text:p text:style-name="P1"/>
      <text:p text:style-name="P1">2) What is the 4th column of the Customers table?</text:p>
      <text:p text:style-name="P1">Ans)- Comm(Coommission).</text:p>
      <text:p text:style-name="P1"/>
      <text:p text:style-name="P1"/>
      <text:p text:style-name="P1">3) What is another word for row?</text:p>
      <text:p text:style-name="P1">For column?</text:p>
      <text:p text:style-name="P1">Ans)- In RDBMS they are also know as tuples(row) and attributes(column). </text:p>
      <text:p text:style-name="P1"/>
      <text:p text:style-name="P1"/>
      <text:p text:style-name="P1"/>
      <text:p text:style-name="P1">4)Why isn’t it possible to see the first five</text:p>
      <text:p text:style-name="P1">rows of a table?</text:p>
      <text:p text:style-name="P1"/>
      <text:p text:style-name="P1">Ans) Since in a RDBMS table each row is a file which is stored in asequentially in Hard Disk of the server, when the sequential search happens for the fetch, a row which is stored at an early location gets fetched first, so its not possible to know which are the top 5 rows in a table in RDBMS.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officeooo:rsid="001e3334" officeooo:paragraph-rsid="001e333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Vatsal Mishra </text:p>
        <text:p text:style-name="MP1">D4</text:p>
        <text:p text:style-name="MP1">8488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12:02.265915396</meta:creation-date>
    <meta:generator>LibreOffice/7.3.7.2$Linux_X86_64 LibreOffice_project/30$Build-2</meta:generator>
    <dc:date>2024-03-22T16:20:52.742494913</dc:date>
    <meta:editing-duration>PT8M51S</meta:editing-duration>
    <meta:editing-cycles>1</meta:editing-cycles>
    <meta:document-statistic meta:table-count="0" meta:image-count="0" meta:object-count="0" meta:page-count="1" meta:paragraph-count="16" meta:word-count="143" meta:character-count="728" meta:non-whitespace-character-count="595"/>
  </office:meta>
</office:document-meta>
</file>